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490" officeooo:paragraph-rsid="001d4490"/>
    </style:style>
    <style:style style:name="P2" style:family="paragraph" style:parent-style-name="Standard">
      <style:text-properties officeooo:rsid="001d4490" officeooo:paragraph-rsid="001f9835"/>
    </style:style>
    <style:style style:name="P3" style:family="paragraph" style:parent-style-name="Standard">
      <style:text-properties officeooo:rsid="001d4490" officeooo:paragraph-rsid="002004b5"/>
    </style:style>
    <style:style style:name="P4" style:family="paragraph" style:parent-style-name="Standard">
      <style:text-properties fo:font-style="italic" officeooo:paragraph-rsid="00202183" style:font-style-asian="italic"/>
    </style:style>
    <style:style style:name="P5" style:family="paragraph" style:parent-style-name="Standard">
      <style:text-properties officeooo:paragraph-rsid="001f9835"/>
    </style:style>
    <style:style style:name="P6" style:family="paragraph" style:parent-style-name="Standard">
      <style:text-properties officeooo:rsid="001f9835" officeooo:paragraph-rsid="001f9835"/>
    </style:style>
    <style:style style:name="P7" style:family="paragraph" style:parent-style-name="Standard">
      <style:text-properties officeooo:rsid="002004b5" officeooo:paragraph-rsid="002004b5"/>
    </style:style>
    <style:style style:name="P8" style:family="paragraph" style:parent-style-name="Standard">
      <style:text-properties officeooo:paragraph-rsid="00202183"/>
    </style:style>
    <style:style style:name="P9" style:family="paragraph" style:parent-style-name="Standard">
      <style:text-properties officeooo:rsid="00202183" officeooo:paragraph-rsid="00202183"/>
    </style:style>
    <style:style style:name="P10" style:family="paragraph" style:parent-style-name="Standard">
      <style:text-properties officeooo:rsid="0021cf22" officeooo:paragraph-rsid="0021cf22"/>
    </style:style>
    <style:style style:name="P11" style:family="paragraph" style:parent-style-name="Standard">
      <style:text-properties officeooo:paragraph-rsid="0021cf22"/>
    </style:style>
    <style:style style:name="P12" style:family="paragraph" style:parent-style-name="Standard">
      <style:text-properties officeooo:rsid="00223b2b" officeooo:paragraph-rsid="00223b2b"/>
    </style:style>
    <style:style style:name="P13" style:family="paragraph" style:parent-style-name="Standard">
      <style:text-properties officeooo:rsid="00246f31" officeooo:paragraph-rsid="00246f31" fo:background-color="transparent"/>
    </style:style>
    <style:style style:name="P14" style:family="paragraph" style:parent-style-name="Standard">
      <style:text-properties officeooo:rsid="00250d6b" officeooo:paragraph-rsid="00250d6b"/>
    </style:style>
    <style:style style:name="P15" style:family="paragraph" style:parent-style-name="Standard">
      <style:text-properties officeooo:paragraph-rsid="00273a32"/>
    </style:style>
    <style:style style:name="P16" style:family="paragraph" style:parent-style-name="Standard">
      <style:text-properties officeooo:rsid="00273a32" officeooo:paragraph-rsid="00273a32"/>
    </style:style>
    <style:style style:name="P17" style:family="paragraph" style:parent-style-name="Standard">
      <style:text-properties officeooo:rsid="00290c11" officeooo:paragraph-rsid="0029636b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>
      <style:text-properties officeooo:rsid="001d4490" officeooo:paragraph-rsid="00269b22"/>
    </style:style>
    <style:style style:name="P20" style:family="paragraph" style:parent-style-name="Standard">
      <style:text-properties officeooo:rsid="002a0763" officeooo:paragraph-rsid="002a0763"/>
    </style:style>
    <style:style style:name="P21" style:family="paragraph" style:parent-style-name="Standard">
      <style:text-properties officeooo:paragraph-rsid="001f9835"/>
    </style:style>
    <style:style style:name="P22" style:family="paragraph" style:parent-style-name="Standard">
      <style:text-properties officeooo:paragraph-rsid="002a0763"/>
    </style:style>
    <style:style style:name="P23" style:family="paragraph" style:parent-style-name="Standard">
      <style:text-properties officeooo:rsid="00273a32" officeooo:paragraph-rsid="00273a32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nsolas" fo:font-size="10pt" fo:background-color="#eff0f1" loext:char-shading-value="0" style:font-size-asian="10pt" style:font-name-complex="Consolas1" style:font-size-complex="10pt"/>
    </style:style>
    <style:style style:name="T3" style:family="text">
      <style:text-properties fo:color="#242729" style:font-name="Consolas" fo:font-size="10pt" fo:background-color="#eff0f1" loext:char-shading-value="0" style:font-size-asian="10pt" style:font-name-complex="Consolas1" style:font-size-complex="10pt"/>
    </style:style>
    <style:style style:name="T4" style:family="text">
      <style:text-properties fo:color="#242729" fo:font-size="10pt" fo:background-color="#eff0f1" loext:char-shading-value="0" style:font-size-asian="10pt" style:font-name-complex="Consolas1" style:font-size-complex="10pt"/>
    </style:style>
    <style:style style:name="T5" style:family="text">
      <style:text-properties fo:color="#242729" style:font-name="Calibri1" fo:font-size="10pt" fo:background-color="#eff0f1" loext:char-shading-value="0" style:font-size-asian="10pt" style:font-name-complex="Consolas1" style:font-size-complex="10pt"/>
    </style:style>
    <style:style style:name="T6" style:family="text">
      <style:text-properties fo:color="#242729" style:font-name="Calibri1" fo:background-color="#eff0f1" loext:char-shading-value="0" style:font-name-complex="Consolas1"/>
    </style:style>
    <style:style style:name="T7" style:family="text">
      <style:text-properties fo:color="#242729" style:font-name="Calibri1" fo:font-size="11pt" fo:background-color="#eff0f1" loext:char-shading-value="0" style:font-size-asian="11pt" style:font-name-complex="Consolas1" style:font-size-complex="11pt"/>
    </style:style>
    <style:style style:name="T8" style:family="text">
      <style:text-properties fo:color="#242729" style:font-name="Calibri1" fo:font-size="11pt" style:font-size-asian="11pt" style:font-name-complex="Consolas1" style:font-size-complex="11pt"/>
    </style:style>
    <style:style style:name="T9" style:family="text">
      <style:text-properties fo:color="#242729" style:font-name="Calibri1" fo:font-size="11pt" fo:background-color="transparent" loext:char-shading-value="0" style:font-size-asian="11pt" style:font-name-complex="Consolas1" style:font-size-complex="11pt"/>
    </style:style>
    <style:style style:name="T10" style:family="text">
      <style:text-properties fo:color="#242729" style:font-name="Calibri1" fo:font-size="11pt" fo:background-color="transparent" loext:char-shading-value="0" style:font-size-asian="11pt" style:font-name-complex="Consolas1" style:font-size-complex="11pt"/>
    </style:style>
    <style:style style:name="T11" style:family="text">
      <style:text-properties officeooo:rsid="001f5760"/>
    </style:style>
    <style:style style:name="T12" style:family="text">
      <style:text-properties officeooo:rsid="001f9835"/>
    </style:style>
    <style:style style:name="T13" style:family="text">
      <style:text-properties officeooo:rsid="002004b5"/>
    </style:style>
    <style:style style:name="T14" style:family="text">
      <style:text-properties officeooo:rsid="0021cf22"/>
    </style:style>
    <style:style style:name="T15" style:family="text">
      <style:text-properties officeooo:rsid="00250d6b"/>
    </style:style>
    <style:style style:name="T16" style:family="text">
      <style:text-properties officeooo:rsid="00273a32"/>
    </style:style>
    <style:style style:name="T17" style:family="text">
      <style:text-properties officeooo:rsid="00290c11"/>
    </style:style>
    <style:style style:name="T18" style:family="text">
      <style:text-properties style:font-name="Calibri1"/>
    </style:style>
    <style:style style:name="T19" style:family="text">
      <style:text-properties style:font-name="Calibri1" officeooo:rsid="00273a32"/>
    </style:style>
    <style:style style:name="T20" style:family="text">
      <style:text-properties style:font-name="Calibri1" officeooo:rsid="0029636b"/>
    </style:style>
    <style:style style:name="T21" style:family="text">
      <style:text-properties officeooo:rsid="0029636b"/>
    </style:style>
    <style:style style:name="T22" style:family="text">
      <style:text-properties officeooo:rsid="002a0763"/>
    </style:style>
    <style:style style:name="T23" style:family="text">
      <style:text-properties fo:font-size="10pt" fo:background-color="#eff0f1" loext:char-shading-value="0" style:font-size-asian="10pt" style:font-name-complex="Consolas1" style:font-size-complex="10pt"/>
    </style:style>
    <style:style style:name="T24" style:family="text">
      <style:text-properties style:font-name="Calibri1" fo:font-size="10pt" fo:background-color="#eff0f1" loext:char-shading-value="0" style:font-size-asian="10pt" style:font-name-complex="Consolas1" style:font-size-complex="10pt"/>
    </style:style>
    <style:style style:name="T25" style:family="text">
      <style:text-properties style:font-name="Calibri1" fo:background-color="#eff0f1" loext:char-shading-value="0" style:font-name-complex="Consolas1"/>
    </style:style>
    <style:style style:name="T26" style:family="text">
      <style:text-properties style:font-name="Calibri1" fo:font-size="11pt" fo:background-color="#eff0f1" loext:char-shading-value="0" style:font-size-asian="11pt" style:font-name-complex="Consolas1" style:font-size-complex="11pt"/>
    </style:style>
    <style:style style:name="T27" style:family="text">
      <style:text-properties style:font-name="Calibri1" fo:font-size="11pt" style:font-size-asian="11pt" style:font-name-complex="Consolas1" style:font-size-complex="11pt"/>
    </style:style>
    <style:style style:name="T28" style:family="text">
      <style:text-properties style:font-name="Calibri1" fo:font-size="11pt" fo:background-color="transparent" loext:char-shading-value="0" style:font-size-asian="11pt" style:font-name-complex="Consolas1" style:font-size-complex="11pt"/>
    </style:style>
    <style:style style:name="T29" style:family="text">
      <style:text-properties style:font-name="Calibri1" fo:font-size="11pt" fo:background-color="transparent" loext:char-shading-value="0" style:font-size-asian="11pt" style:font-name-complex="Consolas1" style:font-size-complex="11pt"/>
    </style:style>
    <style:style style:name="T30" style:family="text">
      <style:text-properties fo:color="#000000" style:font-name="Calibri1" fo:font-size="11pt" fo:background-color="transparent" loext:char-shading-value="0" style:font-size-asian="11pt" style:font-name-complex="Consolas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# Ubuntu 16.04</text:p>
      <text:p text:style-name="Standard">&gt; Checked both <text:span text:style-name="T1">Download updates while installing Ubuntu</text:span> and <text:span text:style-name="T1">Install third-party software for graphics and Wi-Fi hardware, Flash, MP3 and other media</text:span></text:p>
      <text:p text:style-name="P1">&gt; Exit X server: Ctrl + Alt + F1</text:p>
      <text:p text:style-name="Standard">sudo bash</text:p>
      <text:p text:style-name="Standard">apt-get update &amp;&amp; apt-get dist-upgrade -y</text:p>
      <text:p text:style-name="P1">service lightdm stop</text:p>
      <text:p text:style-name="P19"><text:span text:style-name="T11"># not necessary on fresh install, but otherwise to remove any previous nvidia drivers: <text:line-break/># </text:span>apt-get remove –purge nvidia*</text:p>
      <text:p text:style-name="P20"># Download latest Nvidia driver:</text:p>
      <text:p text:style-name="P5">./<text:span text:style-name="T12">NVIDIA-Linux-x86_64-375.26.run</text:span></text:p>
      <text:p text:style-name="P5">&gt; <text:span text:style-name="T13">Default options except: </text:span>Choose Yes for Would you like to run the nvidia-xconfig utility to automatically update your X configuration file …</text:p>
      <text:p text:style-name="P20"># Download latest cuda</text:p>
      <text:p text:style-name="P5">./<text:span text:style-name="T12">cuda-linux64-rel-8.0.44-21122537.run</text:span></text:p>
      <text:p text:style-name="P7">&gt; Default options</text:p>
      <text:p text:style-name="P5">nano ~/.profile</text:p>
      <text:p text:style-name="P5"># Add the following lines to define cuda paths:</text:p>
      <text:p text:style-name="P5">PATH=”/usr/local/cuda:$PATH”</text:p>
      <text:p text:style-name="P5">LD_LIBRARY_PATH=”/usr/local/cuda/lib64:$LD_LIBRARY_PATH”</text:p>
      <text:p text:style-name="P5"><text:span text:style-name="T22">&gt;</text:span> Save and exit</text:p>
      <text:p text:style-name="P20"># Download latest cudnn from developer website</text:p>
      <text:p text:style-name="P22">tar -zxf <text:span text:style-name="T22">cudnn-8.0-linux-x64-v5.1.tgz</text:span></text:p>
      <text:p text:style-name="P5">cd cuda</text:p>
      <text:p text:style-name="P5">cp lib64/* /usr/local/cuda/lib64/</text:p>
      <text:p text:style-name="P5">cp include/* /usr/local/cuda/include/</text:p>
      <text:p text:style-name="P2">reboot</text:p>
      <text:p text:style-name="P6">&gt; terminal</text:p>
      <text:p text:style-name="P6">sudo bash</text:p>
      <text:p text:style-name="P6"><text:soft-page-break/>wget <text:a xlink:type="simple" xlink:href="https://repo.continuum.io/archive/Anaconda2-4.3.0-Linux-x86_64.sh" text:style-name="Internet_20_link" text:visited-style-name="Visited_20_Internet_20_Link">https://repo.continuum.io/archive/Anaconda2-4.3.0-Linux-x86_64.sh</text:a></text:p>
      <text:p text:style-name="P6">./Anaconda2-4.3.0-Linux-x86_64.sh</text:p>
      <text:p text:style-name="P7">&gt; Default options except: Choose [yes] to add the anaconda folder to path in .bashrc</text:p>
      <text:p text:style-name="P9">&gt; Restart terminal to make sure new bash path settings are used</text:p>
      <text:p text:style-name="P3">conda install keras -y</text:p>
      <text:p text:style-name="P3"><text:span text:style-name="T15"># downgrade pyqt and some dependent packages</text:span><text:line-break/>conda install pyqt=4 -y</text:p>
      <text:p text:style-name="P14"># Update libgcc to 5.2.0<text:line-break/>conda install libgcc -y</text:p>
      <text:p text:style-name="P4"># SharedArray</text:p>
      <text:p text:style-name="P8">wget -O SharedArray.tar.gz <text:a xlink:type="simple" xlink:href="https://pypi.python.org/packages/7b/64/24f5876511af54eadea7622ea60f63cf05ccc61caa22e1f2b612a09c27f3/SharedArray-2.0.2.tar.gz#md5=c44395d600cdb1addf2960035f7c0f2f" text:style-name="Internet_20_link" text:visited-style-name="Visited_20_Internet_20_Link">https://pypi.python.org/packages/7b/64/24f5876511af54eadea7622ea60f63cf05ccc61caa22e1f2b612a09c27f3/SharedArray-2.0.2.tar.gz#md5=c44395d600cdb1addf2960035f7c0f2f</text:a></text:p>
      <text:p text:style-name="P8">tar -xvzf SharedArray.tar.gz</text:p>
      <text:p text:style-name="P9">cd SharedArray-2.0.2</text:p>
      <text:p text:style-name="P8">python setup.py build</text:p>
      <text:p text:style-name="P8">python setup.py install</text:p>
      <text:p text:style-name="P4"># OpenCV compile </text:p>
      <text:p text:style-name="P11"># was already installed:<text:line-break/>apt-get install build-essential -y</text:p>
      <text:p text:style-name="P11">apt-get install cmake git libgtk2.0-dev pkg-config libavcodec-dev libavformat-dev libswscale-dev -y</text:p>
      <text:p text:style-name="P8">apt-get install python-dev python-numpy libtbb2 libtbb-dev libjpeg-dev libpng-dev libtiff-dev libjasper-dev libdc1394-22-dev -y</text:p>
      <text:p text:style-name="P10"># for openGL support:<text:line-break/>apt-get install libgtkglext1 libgtkglext1-dev</text:p>
      <text:p text:style-name="P12"># Fix for broken symbolic links in opengl<text:line-break/>rm /usr/lib/x86_64-linux-gnu/libGL.so<text:line-break/>ln -s /usr/lib/libGL.so.1 /usr/lib/x86_64-linux-gnu/libGL.so</text:p>
      <text:p text:style-name="P11"># was already installed:<text:line-break/>apt-get install unzip -y<text:line-break/></text:p>
      <text:p text:style-name="P8"># OpenCV 2.4.13 tagged download from github </text:p>
      <text:p text:style-name="P8"><text:soft-page-break/><text:span text:style-name="T30">cd ~ &amp;&amp; wget </text:span><text:a xlink:type="simple" xlink:href="https://github.com/opencv/opencv/archive/2.4.13.zip" text:style-name="Internet_20_link" text:visited-style-name="Visited_20_Internet_20_Link">https://github.com/opencv/opencv/archive/2.4.13.zip</text:a><text:span text:style-name="T30"> &amp;&amp; unzip 2.4.13</text:span></text:p>
      <text:p text:style-name="P8">cd opencv-2.4.13</text:p>
      <text:p text:style-name="P8">mkdir release</text:p>
      <text:p text:style-name="P8">cd release</text:p>
      <text:p text:style-name="P11"><text:span text:style-name="T14">cmake -D CMAKE_BUILD_TYPE=RELEASE -D CMAKE_INSTALL_PREFIX=/usr/local -D WITH_CUDA=ON -D ENABLE_FAST_MATH=1 -D CUDA_FAST_MATH=1 -D WITH_CUBLAS=1 -D WITH_OPENGL=ON -D INSTALL_PYTHON_EXAMPLES=ON -D OPENCV_EXTRA_MODULES_PATH=../../opencv_contrib-2.4.13/modules -D BUILD_EXAMPLES=OFF ..</text:span> </text:p>
      <text:p text:style-name="P8">make -j8 </text:p>
      <text:p text:style-name="P8">make install</text:p>
      <text:p text:style-name="P8">ldconfig</text:p>
      <text:p text:style-name="P13">ln -s /usr/local/lib/python2.7/site-packages/cv2.so ~/anaconda2/lib/python2.7/site-packages/cv2.so</text:p>
      <text:p text:style-name="P8"><text:bookmark-start text:name="__DdeLink__470_1284820888"/># verify python &gt;&gt; import cv2 <text:span text:style-name="T16">&gt;&gt; </text:span>cv2.__version__<text:bookmark-end text:name="__DdeLink__470_1284820888"/></text:p>
      <text:p text:style-name="P15"># verify python &gt;&gt; import <text:span text:style-name="T16">keras</text:span> <text:span text:style-name="T16">&gt;&gt; keras</text:span>.__version__</text:p>
      <text:p text:style-name="P16"/>
      <text:p text:style-name="P16"># <text:span text:style-name="T17">Write keras</text:span> configuration <text:span text:style-name="T21">file to work with theano</text:span>:</text:p>
      <text:p text:style-name="Standard"><text:span text:style-name="Source_20_Text"><text:span text:style-name="T19">echo </text:span></text:span><text:span text:style-name="Source_20_Text"><text:span text:style-name="T20">$</text:span></text:span><text:span text:style-name="Source_20_Text"><text:span text:style-name="T19">'{</text:span></text:span><text:span text:style-name="Source_20_Text"><text:span text:style-name="T20">\n</text:span></text:span><text:span text:style-name="Source_20_Text"><text:span text:style-name="T19"> <text:s text:c="3"/>"image_dim_ordering": "th",</text:span></text:span><text:span text:style-name="Source_20_Text"><text:span text:style-name="T20">\n</text:span></text:span><text:span text:style-name="Source_20_Text"><text:span text:style-name="T19"> <text:s text:c="3"/>"epsilon": 1e-07,<text:line-break/> <text:s text:c="3"/>"floatx": "float32",</text:span></text:span><text:span text:style-name="Source_20_Text"><text:span text:style-name="T20">\n</text:span></text:span><text:span text:style-name="Source_20_Text"><text:span text:style-name="T19"> <text:s text:c="3"/>"backend": "theano"</text:span></text:span><text:span text:style-name="Source_20_Text"><text:span text:style-name="T20">\n</text:span></text:span><text:span text:style-name="Source_20_Text"><text:span text:style-name="T19">}</text:span></text:span><text:span text:style-name="Source_20_Text"><text:span text:style-name="T18">' </text:span></text:span><text:span text:style-name="Source_20_Text"><text:span text:style-name="T19">&gt;~/.keras/keras.json</text:span></text:span></text:p>
      <text:p text:style-name="Standard"/>
      <text:p text:style-name="Standard"># Write theano configuration <text:span text:style-name="T21">file with fastmath and cnmem (20%) which is faster</text:span>:</text:p>
      <text:p text:style-name="P17">echo <text:span text:style-name="T21">$</text:span><text:span text:style-name="Source_20_Text"><text:span text:style-name="T18">'[global]</text:span></text:span><text:span text:style-name="Source_20_Text"><text:span text:style-name="T20">\n</text:span></text:span><text:span text:style-name="Source_20_Text"><text:span text:style-name="T18">floatX = float32</text:span></text:span><text:span text:style-name="Source_20_Text"><text:span text:style-name="T20">\n</text:span></text:span><text:span text:style-name="Source_20_Text"><text:span text:style-name="T18">device = gpu</text:span></text:span><text:span text:style-name="Source_20_Text"><text:span text:style-name="T20">\n</text:span></text:span><text:span text:style-name="Source_20_Text"><text:span text:style-name="T18"><text:line-break/>[nvcc]</text:span></text:span><text:span text:style-name="Source_20_Text"><text:span text:style-name="T20">\n</text:span></text:span><text:span text:style-name="Source_20_Text"><text:span text:style-name="T18">fastmath = True</text:span></text:span><text:span text:style-name="Source_20_Text"><text:span text:style-name="T20">\n</text:span></text:span><text:span text:style-name="Source_20_Text"><text:span text:style-name="T18"><text:line-break/>[lib]</text:span></text:span><text:span text:style-name="Source_20_Text"><text:span text:style-name="T20">\n</text:span></text:span><text:span text:style-name="Source_20_Text"><text:span text:style-name="T18">cnmem = 0.</text:span></text:span><text:span text:style-name="Source_20_Text"><text:span text:style-name="T20">2</text:span></text:span><text:span text:style-name="Source_20_Text"><text:span text:style-name="T18">' &gt;.theanorc</text:span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lders, Joost</meta:initial-creator>
    <meta:editing-cycles>11</meta:editing-cycles>
    <meta:creation-date>2017-02-01T23:05:00</meta:creation-date>
    <dc:date>2017-02-02T15:23:10.573884641</dc:date>
    <meta:editing-duration>PT52M37S</meta:editing-duration>
    <meta:generator>LibreOffice/5.1.4.2$Linux_X86_64 LibreOffice_project/10m0$Build-2</meta:generator>
    <meta:document-statistic meta:table-count="0" meta:image-count="0" meta:object-count="0" meta:page-count="3" meta:paragraph-count="62" meta:word-count="389" meta:character-count="3301" meta:non-whitespace-character-count="29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